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917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46197.11" calcext:value-type="float">
            <text:p>46,197.11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7072.14" calcext:value-type="float">
            <text:p>7,072.14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1558064.71338889" calcext:value-type="float">
            <text:p>1,558,064.71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66359" calcext:value-type="float">
            <text:p>66,359.00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44115.97" calcext:value-type="float">
            <text:p>44,115.97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31032.2" calcext:value-type="float">
            <text:p>31,032.20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28250.37" calcext:value-type="float">
            <text:p>28,250.37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10577.29" calcext:value-type="float">
            <text:p>10,577.29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4345.6" calcext:value-type="float">
            <text:p>4,345.60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21299.65" calcext:value-type="float">
            <text:p>21,299.65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59593.18" calcext:value-type="float">
            <text:p>59,593.18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53077.95" calcext:value-type="float">
            <text:p>53,077.95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1384863.91" calcext:value-type="float">
            <text:p>1,384,863.91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260013.9" calcext:value-type="float">
            <text:p>260,013.90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9318.41" calcext:value-type="float">
            <text:p>49,318.41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74707.25" calcext:value-type="float">
            <text:p>74,707.25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228370.58" calcext:value-type="float">
            <text:p>228,370.58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84081.75" calcext:value-type="float">
            <text:p>184,081.75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391499.22" calcext:value-type="float">
            <text:p>391,499.22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47168.25" calcext:value-type="float">
            <text:p>47,168.25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56917.49" calcext:value-type="float">
            <text:p>56,917.49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336887.91" calcext:value-type="float">
            <text:p>336,887.91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7939.41" calcext:value-type="float">
            <text:p>7,939.41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28445.03" calcext:value-type="float">
            <text:p>28,445.03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55528.66" calcext:value-type="float">
            <text:p>55,528.66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42173.66" calcext:value-type="float">
            <text:p>42,173.66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334053.79" calcext:value-type="float">
            <text:p>334,053.79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01233.58" calcext:value-type="float">
            <text:p>101,233.58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1033218.57" calcext:value-type="float">
            <text:p>1,033,218.57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49442.46" calcext:value-type="float">
            <text:p>49,442.46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24132.19" calcext:value-type="float">
            <text:p>24,132.19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75291.12" calcext:value-type="float">
            <text:p>175,291.12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45566.59" calcext:value-type="float">
            <text:p>45,566.59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54762.93" calcext:value-type="float">
            <text:p>54,762.93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0381.26" calcext:value-type="float">
            <text:p>10,381.26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3596.55" calcext:value-type="float">
            <text:p>3,596.55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709803.12" calcext:value-type="float">
            <text:p>1,709,803.12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295191.41" calcext:value-type="float">
            <text:p>295,191.41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5623.52" calcext:value-type="float">
            <text:p>15,623.52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6277.68" calcext:value-type="float">
            <text:p>16,277.68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29619.39" calcext:value-type="float">
            <text:p>29,619.39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96705.68" calcext:value-type="float">
            <text:p>96,705.68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25749.84" calcext:value-type="float">
            <text:p>25,749.84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JUNI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10548.61" calcext:value-type="float">
            <text:p>10,548.61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6-30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JUNIO 2014" calcext:value-type="string">
            <text:p>PROVISION ANTIGUEDAD PRESTACIONES SOCIALES DIARIA JUN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6-30','---','-------------------------','PROVISION ANTIGUEDAD PRESTACIONES SOCIALES DIARIA JUNIO 2014',1,'-','----------','----------',0,0,0,0,'--','SIGESP');" calcext:value-type="string">
            <text:p>INSERT INTO sigesp_cmp VALUES('0001','SCGCMP','0','2014-06-30','---','-------------------------','PROVISION ANTIGUEDAD PRESTACIONES SOCIALES DIARIA JUNI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3:36.2909979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5:18.588062973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20" meta:object-count="0"/>
  </office:meta>
</office:document-meta>
</file>